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776" calcext:value-type="float">
            <text:p>107.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201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201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200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200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200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200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200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200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200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200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200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9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9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9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9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9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9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9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9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9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9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8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8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8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8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8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8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5472" calcext:value-type="float">
            <text:p>60.5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8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7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7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7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7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7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7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4616" calcext:value-type="float">
            <text:p>56.7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7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7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7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6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NHP-WY-008</text:p>
          </table:table-cell>
          <table:table-cell office:value-type="string" calcext:value-type="string">
            <text:p>196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